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12mm" svg:height="68.64mm" svg:x="337.84mm" svg:y="41.1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3.71mm" svg:height="58.13mm" svg:x="168.23mm" svg:y="236.16mm">
            <draw:object draw:notify-on-update-of-ranges="Sheet1.B1:Sheet1.L1 Sheet1.A9:Sheet1.A9 Sheet1.B9:Sheet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38mm" svg:height="52.25mm" svg:x="299.01mm" svg:y="236.71mm">
            <draw:object draw:notify-on-update-of-ranges="Sheet1.B1:Sheet1.L1 Sheet1.A10:Sheet1.A10 Sheet1.B10:Sheet1.L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3.98mm" svg:height="56.14mm" svg:x="37.73mm" svg:y="308.12mm">
            <draw:object draw:notify-on-update-of-ranges="Sheet1.B1:Sheet1.L1 Sheet1.A11:Sheet1.A11 Sheet1.B11:Sheet1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3.26mm" svg:height="61.2mm" svg:x="175.94mm" svg:y="306.51mm">
            <draw:object draw:notify-on-update-of-ranges="Sheet1.B1:Sheet1.L1 Sheet1.A12:Sheet1.A12 Sheet1.B12:Sheet1.L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9.86mm" svg:height="67.42mm" svg:x="359.77mm" svg:y="153.37mm">
            <draw:object draw:notify-on-update-of-ranges="Sheet1.B1:Sheet1.L1 Sheet1.A13:Sheet1.A13 Sheet1.B13:Sheet1.L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038" calcext:value-type="float">
            <text:p>0.038</text:p>
          </table:table-cell>
          <table:table-cell table:number-columns-repeated="2" table:style-name="ce1" office:value-type="float" office:value="0.036" calcext:value-type="float">
            <text:p>0.036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 table:style-name="ce1" office:value-type="float" office:value="0.033" calcext:value-type="float">
            <text:p>0.033</text:p>
          </table:table-cell>
          <table:table-cell table:number-columns-repeated="2" table:style-name="ce1" office:value-type="float" office:value="0.034" calcext:value-type="float">
            <text:p>0.034</text:p>
          </table:table-cell>
          <table:table-cell table:style-name="ce1" table:number-columns-repeated="3"/>
          <table:table-cell table:style-name="ce1" office:value-type="string" calcext:value-type="string">
            <text:p>-a 3m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office:value-type="float" office:value="3751485" calcext:value-type="float">
            <text:p>3751485</text:p>
          </table:table-cell>
          <table:table-cell table:style-name="ce1" office:value-type="float" office:value="2157744" calcext:value-type="float">
            <text:p>2157744</text:p>
          </table:table-cell>
          <table:table-cell table:style-name="ce1" office:value-type="float" office:value="1100278" calcext:value-type="float">
            <text:p>1100278</text:p>
          </table:table-cell>
          <table:table-cell table:style-name="ce1" office:value-type="float" office:value="576789" calcext:value-type="float">
            <text:p>576789</text:p>
          </table:table-cell>
          <table:table-cell table:style-name="ce1" office:value-type="float" office:value="231587" calcext:value-type="float">
            <text:p>231587</text:p>
          </table:table-cell>
          <table:table-cell table:style-name="ce1" office:value-type="float" office:value="53952" calcext:value-type="float">
            <text:p>53952</text:p>
          </table:table-cell>
          <table:table-cell table:style-name="ce1" office:value-type="float" office:value="26315" calcext:value-type="float">
            <text:p>26315</text:p>
          </table:table-cell>
          <table:table-cell table:style-name="ce1" office:value-type="float" office:value="16241" calcext:value-type="float">
            <text:p>16241</text:p>
          </table:table-cell>
          <table:table-cell table:style-name="ce1" office:value-type="float" office:value="4848" calcext:value-type="float">
            <text:p>4848</text:p>
          </table:table-cell>
          <table:table-cell table:style-name="ce1" office:value-type="float" office:value="4251" calcext:value-type="float">
            <text:p>4251</text:p>
          </table:table-cell>
          <table:table-cell table:style-name="ce1" office:value-type="float" office:value="3479" calcext:value-type="float">
            <text:p>3479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office:value-type="float" office:value="4915892" calcext:value-type="float">
            <text:p>4915892</text:p>
          </table:table-cell>
          <table:table-cell table:style-name="ce1" office:value-type="float" office:value="4913761" calcext:value-type="float">
            <text:p>4913761</text:p>
          </table:table-cell>
          <table:table-cell table:style-name="ce1" office:value-type="float" office:value="4916267" calcext:value-type="float">
            <text:p>4916267</text:p>
          </table:table-cell>
          <table:table-cell table:style-name="ce1" office:value-type="float" office:value="4915472" calcext:value-type="float">
            <text:p>4915472</text:p>
          </table:table-cell>
          <table:table-cell table:style-name="ce1" office:value-type="float" office:value="4915444" calcext:value-type="float">
            <text:p>4915444</text:p>
          </table:table-cell>
          <table:table-cell table:style-name="ce1" office:value-type="float" office:value="4915492" calcext:value-type="float">
            <text:p>4915492</text:p>
          </table:table-cell>
          <table:table-cell table:style-name="ce1" office:value-type="float" office:value="4915423" calcext:value-type="float">
            <text:p>4915423</text:p>
          </table:table-cell>
          <table:table-cell table:style-name="ce1" office:value-type="float" office:value="4915386" calcext:value-type="float">
            <text:p>4915386</text:p>
          </table:table-cell>
          <table:table-cell table:style-name="ce1" office:value-type="float" office:value="4915471" calcext:value-type="float">
            <text:p>4915471</text:p>
          </table:table-cell>
          <table:table-cell table:style-name="ce1" office:value-type="float" office:value="4915552" calcext:value-type="float">
            <text:p>4915552</text:p>
          </table:table-cell>
          <table:table-cell table:style-name="ce1" office:value-type="float" office:value="4914923" calcext:value-type="float">
            <text:p>4914923</text:p>
          </table:table-cell>
          <table:table-cell table:style-name="ce1" table:number-columns-repeated="2"/>
          <table:table-cell table:number-columns-repeated="3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style-name="ce1" office:value-type="string" calcext:value-type="string">
            <text:p>time2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memtest -m 4 -c 0 -i 100</text:p>
          </table:table-cell>
          <table:table-cell/>
        </table:table-row>
        <table:table-row table:style-name="ro2">
          <table:table-cell table:style-name="ce1" office:value-type="string" calcext:value-type="string">
            <text:p>time3</text:p>
          </table:table-cell>
          <table:table-cell table:style-name="ce1" table:number-columns-repeated="13"/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2">
          <table:table-cell table:style-name="ce1" office:value-type="string" calcext:value-type="string">
            <text:p>time4</text:p>
          </table:table-cell>
          <table:table-cell table:style-name="ce1" table:number-columns-repeated="13"/>
          <table:table-cell/>
          <table:table-cell office:value-type="string" calcext:value-type="string">
            <text:p>7m</text:p>
          </table:table-cell>
          <table:table-cell/>
        </table:table-row>
        <table:table-row table:style-name="ro2">
          <table:table-cell table:style-name="ce1" office:value-type="string" calcext:value-type="string">
            <text:p>time5</text:p>
          </table:table-cell>
          <table:table-cell table:style-name="ce1" table:number-columns-repeated="13"/>
          <table:table-cell/>
          <table:table-cell office:value-type="string" calcext:value-type="string">
            <text:p>15m</text:p>
          </table:table-cell>
          <table:table-cell/>
        </table:table-row>
        <table:table-row table:style-name="ro2">
          <table:table-cell table:style-name="ce1" office:value-type="string" calcext:value-type="string">
            <text:p>time6</text:p>
          </table:table-cell>
          <table:table-cell table:style-name="ce1" table:number-columns-repeated="12"/>
          <table:table-cell table:style-name="ce1" office:value-type="string" calcext:value-type="string">
            <text:p>1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3"/>
          <table:table-cell table:number-columns-repeated="3"/>
        </table:table-row>
        <table:table-row table:style-name="ro2" table:number-rows-repeated="4">
          <table:table-cell table:style-name="ce1" table:number-columns-repeated="14"/>
          <table:table-cell table:number-columns-repeated="3"/>
        </table:table-row>
        <table:table-row table:style-name="ro3">
          <table:table-cell table:style-name="ce1" table:number-columns-repeated="12"/>
          <table:table-cell/>
          <table:table-cell table:style-name="ce3"/>
          <table:table-cell table:number-columns-repeated="3"/>
        </table:table-row>
        <table:table-row table:style-name="ro2">
          <table:table-cell table:style-name="ce1" table:number-columns-repeated="12"/>
          <table:table-cell table:number-columns-repeated="5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49753" calcext:value-type="float">
            <text:p>0.0497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7726" calcext:value-type="float">
            <text:p>17726</text:p>
          </table:table-cell>
          <table:table-cell office:value-type="string" calcext:value-type="string">
            <text:p><text:s/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552" calcext:value-type="float">
            <text:p>4915552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6994" calcext:value-type="float">
            <text:p>0.0369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491" calcext:value-type="float">
            <text:p>4915491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3609" calcext:value-type="float">
            <text:p>0.0336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551" calcext:value-type="float">
            <text:p>4915551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9962" calcext:value-type="float">
            <text:p>0.0299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503" calcext:value-type="float">
            <text:p>4915503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993" calcext:value-type="float">
            <text:p>0.029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450" calcext:value-type="float">
            <text:p>4915450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2063" calcext:value-type="float">
            <text:p>0.0320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451" calcext:value-type="float">
            <text:p>4915451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9928" calcext:value-type="float">
            <text:p>0.0299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491" calcext:value-type="float">
            <text:p>4915491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0876" calcext:value-type="float">
            <text:p>0.0308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544" calcext:value-type="float">
            <text:p>4915544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4019" calcext:value-type="float">
            <text:p>0.0340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15565" calcext:value-type="float">
            <text:p>4915565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0589" calcext:value-type="float">
            <text:p>0.0305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0]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cache miss</text:p>
          </table:table-cell>
          <table:table-cell/>
          <table:table-cell office:value-type="string" calcext:value-type="string">
            <text:p>[0]</text:p>
          </table:table-cell>
          <table:table-cell office:value-type="float" office:value="4909629" calcext:value-type="float">
            <text:p>4909629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6:.C35])" office:value-type="float" office:value="0.337723" calcext:value-type="float">
            <text:p>0.337723</text:p>
          </table:table-cell>
          <table:table-cell table:number-columns-repeated="2"/>
          <table:table-cell table:formula="of:=SUM([.F26:.F35])" office:value-type="float" office:value="34796" calcext:value-type="float">
            <text:p>34796</text:p>
          </table:table-cell>
          <table:table-cell table:number-columns-repeated="3"/>
          <table:table-cell table:formula="of:=SUM([.J26:.J35])" office:value-type="float" office:value="49149227" calcext:value-type="float">
            <text:p>491492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09:47:01.703108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0:25:15.522372115</dc:date>
    <meta:editing-duration>PT1H23M50S</meta:editing-duration>
    <meta:editing-cycles>20</meta:editing-cycles>
    <meta:generator>LibreOffice/6.0.7.3$Linux_X86_64 LibreOffice_project/00m0$Build-3</meta:generator>
    <meta:document-statistic meta:table-count="1" meta:cell-count="1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3cm" svg:height="6.865cm" xlink:href=".." xlink:type="simple" chart:class="chart:line" chart:style-name="ch1">
        <chart:title svg:x="5.518cm" svg:y="0.273cm" chart:style-name="ch2">
          <text:p>3m</text:p>
        </chart:title>
        <chart:legend chart:legend-position="end" svg:x="9.411cm" svg:y="3.133cm" style:legend-expansion="high" chart:style-name="ch3"/>
        <chart:plot-area chart:style-name="ch4" table:cell-range-address="Sheet1.A1:Sheet1.L2" chart:data-source-has-labels="both" svg:x="0.791cm" svg:y="0.557cm" svg:width="9.28cm" svg:height="6.041cm">
          <chartooo:coordinate-region svg:x="1.703cm" svg:y="0.756cm" svg:width="8.036cm" svg:height="5.195cm"/>
          <chart:axis chart:dimension="x" chart:name="primary-x" chart:style-name="ch5" chartooo:axis-type="auto">
            <chartooo:date-scale/>
            <chart:title svg:x="4.765cm" svg:y="6.305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cm" svg:y="4.058cm" chart:style-name="ch8">
              <text:p>time/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line">
            <chart:data-point chart:repeated="2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054">
                <text:p>0.054</text:p>
                <draw:g>
                  <svg:desc>Sheet1.B2:Sheet1.L2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2cm" svg:height="5.814cm" xlink:href=".." xlink:type="simple" chart:class="chart:line" chart:style-name="ch1">
        <chart:title svg:x="5.298cm" svg:y="0.252cm" chart:style-name="ch2">
          <text:p>4m</text:p>
        </chart:title>
        <chart:legend chart:legend-position="end" svg:x="9.181cm" svg:y="2.608cm" style:legend-expansion="high" chart:style-name="ch3"/>
        <chart:plot-area chart:style-name="ch4" table:cell-range-address="Sheet1.B1:Sheet1.L1 Sheet1.A9:Sheet1.L9" chart:data-source-has-labels="both" svg:x="0.227cm" svg:y="1.147cm" svg:width="8.727cm" svg:height="4.551cm">
          <chartooo:coordinate-region svg:x="0.663cm" svg:y="1.346cm" svg:width="7.775cm" svg:height="3.705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L9" chart:label-cell-address="Sheet1.A9:Sheet1.A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L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39cm" svg:height="5.226cm" xlink:href=".." xlink:type="simple" chart:class="chart:line" chart:style-name="ch1">
        <chart:title svg:x="4.981cm" svg:y="0.24cm" chart:style-name="ch2">
          <text:p>5m</text:p>
        </chart:title>
        <chart:legend chart:legend-position="end" svg:x="8.548cm" svg:y="2.314cm" style:legend-expansion="high" chart:style-name="ch3"/>
        <chart:plot-area chart:style-name="ch4" table:cell-range-address="Sheet1.B1:Sheet1.L1 Sheet1.A10:Sheet1.L10" chart:data-source-has-labels="both" svg:x="0.214cm" svg:y="1.123cm" svg:width="8.12cm" svg:height="3.999cm">
          <chartooo:coordinate-region svg:x="0.65cm" svg:y="1.322cm" svg:width="7.167cm" svg:height="3.153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L10" chart:label-cell-address="Sheet1.A10:Sheet1.A10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L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99cm" svg:height="5.615cm" xlink:href=".." xlink:type="simple" chart:class="chart:line" chart:style-name="ch1">
        <chart:title svg:x="5.311cm" svg:y="0.248cm" chart:style-name="ch2">
          <text:p>7m</text:p>
        </chart:title>
        <chart:legend chart:legend-position="end" svg:x="9.208cm" svg:y="2.508cm" style:legend-expansion="high" chart:style-name="ch3"/>
        <chart:plot-area chart:style-name="ch4" table:cell-range-address="Sheet1.B1:Sheet1.L1 Sheet1.A11:Sheet1.L11" chart:data-source-has-labels="both" svg:x="0.227cm" svg:y="1.139cm" svg:width="8.754cm" svg:height="4.364cm">
          <chartooo:coordinate-region svg:x="0.663cm" svg:y="1.338cm" svg:width="7.801cm" svg:height="3.51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L11" chart:label-cell-address="Sheet1.A11:Sheet1.A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121cm" xlink:href=".." xlink:type="simple" chart:class="chart:line" chart:style-name="ch1">
        <chart:title svg:x="6.156cm" svg:y="0.258cm" chart:style-name="ch2">
          <text:p>15m</text:p>
        </chart:title>
        <chart:legend chart:legend-position="end" svg:x="11.136cm" svg:y="2.761cm" style:legend-expansion="high" chart:style-name="ch3"/>
        <chart:plot-area chart:style-name="ch4" table:cell-range-address="Sheet1.B1:Sheet1.L1 Sheet1.A12:Sheet1.L12" chart:data-source-has-labels="both" svg:x="0.266cm" svg:y="1.159cm" svg:width="10.604cm" svg:height="4.84cm">
          <chartooo:coordinate-region svg:x="0.702cm" svg:y="1.358cm" svg:width="9.651cm" svg:height="3.9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L12" chart:label-cell-address="Sheet1.A12:Sheet1.A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5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7cm" svg:height="6.743cm" xlink:href=".." xlink:type="simple" chart:class="chart:line" chart:style-name="ch1">
        <chart:legend chart:legend-position="end" svg:x="9.796cm" svg:y="3.072cm" style:legend-expansion="high" chart:style-name="ch2"/>
        <chart:plot-area chart:style-name="ch3" table:cell-range-address="Sheet1.B1:Sheet1.L1 Sheet1.A13:Sheet1.L13" chart:data-source-has-labels="both" svg:x="0.239cm" svg:y="0.134cm" svg:width="9.318cm" svg:height="6.475cm">
          <chartooo:coordinate-region svg:x="0.675cm" svg:y="0.334cm" svg:width="8.365cm" svg:height="5.628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L13" chart:label-cell-address="Sheet1.A13:Sheet1.A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6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